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geneva"/>
    <style:font-face style:name="Mangal1" svg:font-family="Mangal"/>
    <style:font-face style:name="OpenSymbol" svg:font-family="OpenSymbol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6">
      <style:text-properties fo:font-weight="normal" style:font-weight-asian="normal" style:font-weight-complex="normal"/>
    </style:style>
    <style:style style:name="P4" style:family="paragraph" style:parent-style-name="Standard" style:list-style-name="L17">
      <style:text-properties fo:font-weight="normal" style:font-weight-asian="normal" style:font-weight-complex="normal"/>
    </style:style>
    <style:style style:name="P5" style:family="paragraph" style:parent-style-name="Standard" style:list-style-name="L18">
      <style:text-properties fo:font-weight="normal" style:font-weight-asian="normal" style:font-weight-complex="normal"/>
    </style:style>
    <style:style style:name="P6" style:family="paragraph" style:parent-style-name="Standard" style:list-style-name="L19">
      <style:text-properties fo:font-weight="normal" style:font-weight-asian="normal" style:font-weight-complex="normal"/>
    </style:style>
    <style:style style:name="P7" style:family="paragraph" style:parent-style-name="Standard" style:list-style-name="L20">
      <style:text-properties fo:font-weight="normal" style:font-weight-asian="normal" style:font-weight-complex="normal"/>
    </style:style>
    <style:style style:name="P8" style:family="paragraph" style:parent-style-name="Standard" style:list-style-name="L21">
      <style:text-properties fo:font-weight="normal" style:font-weight-asian="normal" style:font-weight-complex="normal"/>
    </style:style>
    <style:style style:name="P9" style:family="paragraph" style:parent-style-name="Standard" style:list-style-name="L22">
      <style:text-properties fo:font-weight="normal" style:font-weight-asian="normal" style:font-weight-complex="normal"/>
    </style:style>
    <style:style style:name="P10" style:family="paragraph" style:parent-style-name="Standard" style:list-style-name="L23">
      <style:text-properties fo:font-weight="normal" style:font-weight-asian="normal" style:font-weight-complex="normal"/>
    </style:style>
    <style:style style:name="P11" style:family="paragraph" style:parent-style-name="Standard" style:list-style-name="L24">
      <style:text-properties fo:font-weight="normal" style:font-weight-asian="normal" style:font-weight-complex="normal"/>
    </style:style>
    <style:style style:name="P12" style:family="paragraph" style:parent-style-name="Standard" style:list-style-name="L25">
      <style:text-properties fo:font-weight="normal" style:font-weight-asian="normal" style:font-weight-complex="normal"/>
    </style:style>
    <style:style style:name="P13" style:family="paragraph" style:parent-style-name="Standard" style:list-style-name="L26">
      <style:text-properties fo:font-weight="normal" style:font-weight-asian="normal" style:font-weight-complex="normal"/>
    </style:style>
    <style:style style:name="P14" style:family="paragraph" style:parent-style-name="Standard" style:list-style-name="L27">
      <style:text-properties fo:font-weight="normal" style:font-weight-asian="normal" style:font-weight-complex="normal"/>
    </style:style>
    <style:style style:name="P15" style:family="paragraph" style:parent-style-name="Standard" style:list-style-name="L28">
      <style:text-properties fo:font-weight="normal" style:font-weight-asian="normal" style:font-weight-complex="normal"/>
    </style:style>
    <style:style style:name="P16" style:family="paragraph" style:parent-style-name="Standard" style:list-style-name="L29">
      <style:text-properties fo:font-weight="normal" style:font-weight-asian="normal" style:font-weight-complex="normal"/>
    </style:style>
    <style:style style:name="P17" style:family="paragraph" style:parent-style-name="Standard" style:list-style-name="L30">
      <style:text-properties fo:font-weight="normal" style:font-weight-asian="normal" style:font-weight-complex="normal"/>
    </style:style>
    <style:style style:name="P18" style:family="paragraph" style:parent-style-name="Standard" style:list-style-name="L31">
      <style:text-properties fo:font-weight="normal" style:font-weight-asian="normal" style:font-weight-complex="normal"/>
    </style:style>
    <style:style style:name="P19" style:family="paragraph" style:parent-style-name="Standard" style:list-style-name="L32">
      <style:text-properties fo:font-weight="normal" style:font-weight-asian="normal" style:font-weight-complex="normal"/>
    </style:style>
    <style:style style:name="P20" style:family="paragraph" style:parent-style-name="Standard" style:list-style-name="L33">
      <style:text-properties fo:font-weight="normal" style:font-weight-asian="normal" style:font-weight-complex="normal"/>
    </style:style>
    <style:style style:name="P21" style:family="paragraph" style:parent-style-name="Standard" style:list-style-name="L34">
      <style:text-properties fo:font-weight="normal" style:font-weight-asian="normal" style:font-weight-complex="normal"/>
    </style:style>
    <style:style style:name="P22" style:family="paragraph" style:parent-style-name="Standard" style:list-style-name="L35">
      <style:text-properties fo:font-weight="normal" style:font-weight-asian="normal" style:font-weight-complex="normal"/>
    </style:style>
    <style:style style:name="P23" style:family="paragraph" style:parent-style-name="Standard" style:list-style-name="L36">
      <style:text-properties fo:font-weight="normal" style:font-weight-asian="normal" style:font-weight-complex="normal"/>
    </style:style>
    <style:style style:name="P24" style:family="paragraph" style:parent-style-name="Standard" style:list-style-name="L37">
      <style:text-properties fo:font-weight="normal" style:font-weight-asian="normal" style:font-weight-complex="normal"/>
    </style:style>
    <style:style style:name="P25" style:family="paragraph" style:parent-style-name="Standard" style:list-style-name="L38">
      <style:text-properties fo:font-weight="normal" style:font-weight-asian="normal" style:font-weight-complex="normal"/>
    </style:style>
    <style:style style:name="P2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 style:list-style-name="L1"/>
    <style:style style:name="P28" style:family="paragraph" style:parent-style-name="Standard" style:list-style-name="L2"/>
    <style:style style:name="P29" style:family="paragraph" style:parent-style-name="Standard" style:list-style-name="L3"/>
    <style:style style:name="P30" style:family="paragraph" style:parent-style-name="Standard" style:list-style-name="L4"/>
    <style:style style:name="P31" style:family="paragraph" style:parent-style-name="Standard" style:list-style-name="L5"/>
    <style:style style:name="P32" style:family="paragraph" style:parent-style-name="Standard" style:list-style-name="L6"/>
    <style:style style:name="P33" style:family="paragraph" style:parent-style-name="Standard" style:list-style-name="L7"/>
    <style:style style:name="P34" style:family="paragraph" style:parent-style-name="Standard" style:list-style-name="L8"/>
    <style:style style:name="P35" style:family="paragraph" style:parent-style-name="Standard" style:list-style-name="L9"/>
    <style:style style:name="P36" style:family="paragraph" style:parent-style-name="Standard" style:list-style-name="L10"/>
    <style:style style:name="P3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33">
      <style:text-properties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41">
      <style:text-properties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11"/>
    <style:style style:name="P42" style:family="paragraph" style:parent-style-name="Standard" style:list-style-name="L12"/>
    <style:style style:name="P43" style:family="paragraph" style:parent-style-name="Standard" style:list-style-name="L13"/>
    <style:style style:name="P44" style:family="paragraph" style:parent-style-name="Standard" style:list-style-name="L14"/>
    <style:style style:name="P45" style:family="paragraph" style:parent-style-name="Standard" style:list-style-name="L15"/>
    <style:style style:name="P46" style:family="paragraph" style:parent-style-name="Standard" style:list-style-name="L17"/>
    <style:style style:name="P47" style:family="paragraph" style:parent-style-name="Standard" style:list-style-name="L18"/>
    <style:style style:name="P48" style:family="paragraph" style:parent-style-name="Standard" style:list-style-name="L24"/>
    <style:style style:name="P49" style:family="paragraph" style:parent-style-name="Standard" style:list-style-name="L30"/>
    <style:style style:name="P50" style:family="paragraph" style:parent-style-name="Standard" style:list-style-name="L32"/>
    <style:style style:name="P51" style:family="paragraph" style:parent-style-name="Standard" style:list-style-name="L34"/>
    <style:style style:name="P52" style:family="paragraph" style:parent-style-name="Standard" style:list-style-name="L36"/>
    <style:style style:name="P53" style:family="paragraph" style:parent-style-name="Standard" style:list-style-name="L37"/>
    <style:style style:name="P54" style:family="paragraph" style:parent-style-name="Standard" style:list-style-name="L40"/>
    <style:style style:name="P55" style:family="paragraph" style:parent-style-name="Standard" style:list-style-name="L21"/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000000" style:font-name="Verdana" fo:font-size="9.75pt" fo:letter-spacing="normal" fo:font-style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-------------------------------------------------</text:p>
      <text:p text:style-name="Standard">Controller IP = 10.35.34.207</text:p>
      <text:p text:style-name="Standard">---------------------------------------------------------</text:p>
      <text:p text:style-name="Standard"/>
      <text:p text:style-name="P26">OpenStack packages</text:p>
      <text:p text:style-name="P37">Use the Ubuntu Cloud Archive for Havana</text:p>
      <text:list xml:id="list5116898380183478749" text:style-name="L41">
        <text:list-item>
          <text:p text:style-name="P40">Install the Ubuntu Cloud Archive for Havana</text:p>
          <text:p text:style-name="P40"># apt-get install python-software-properties</text:p>
          <text:p text:style-name="P40"># add-apt-repository cloud-archive:havana</text:p>
          <text:p text:style-name="P40"/>
        </text:list-item>
        <text:list-item>
          <text:p text:style-name="P40">Update the package database, upgrade your system, and reboot </text:p>
          <text:p text:style-name="P40"># apt-get update &amp;&amp; apt-get dist-upgrade</text:p>
          <text:p text:style-name="P40"># reboot </text:p>
        </text:list-item>
      </text:list>
      <text:p text:style-name="P38"/>
      <text:p text:style-name="P26">Basic Operating System Configuration</text:p>
      <text:p text:style-name="P1"/>
      <text:p text:style-name="P1">MySQL DB Setup</text:p>
      <text:list xml:id="list1022839525915899936" text:style-name="L1">
        <text:list-item>
          <text:p text:style-name="P27"><text:span text:style-name="T3">Install mysql packages on controller </text:span></text:p>
        </text:list-item>
      </text:list>
      <text:p text:style-name="P2"><text:tab/># apt-get install python-mysqldb mysql-server</text:p>
      <text:p text:style-name="P2"/>
      <text:list xml:id="list8668115418222378955" text:style-name="L2">
        <text:list-item>
          <text:p text:style-name="P28"><text:span text:style-name="T3">Edit /etc/mysql/my.cnf and set the bind-address to the IP address of the controller</text:span></text:p>
        </text:list-item>
      </text:list>
      <text:p text:style-name="P2"><text:tab/>bind-address <text:s text:c="11"/>= 10.35.34.207</text:p>
      <text:p text:style-name="P2"/>
      <text:list xml:id="list1336381931554619353" text:style-name="L3">
        <text:list-item>
          <text:p text:style-name="P29"><text:span text:style-name="T3">Restart mysql service</text:span></text:p>
        </text:list-item>
      </text:list>
      <text:p text:style-name="P2"><text:tab/># service mysql restart</text:p>
      <text:p text:style-name="P2"/>
      <text:list xml:id="list8374815195070007996" text:style-name="L4">
        <text:list-item>
          <text:p text:style-name="P30"><text:span text:style-name="T3">Delete the anonymous users that are created when the database is first started</text:span></text:p>
        </text:list-item>
      </text:list>
      <text:p text:style-name="P2"><text:tab/># mysql_install_db</text:p>
      <text:p text:style-name="Standard"><text:span text:style-name="T3"><text:tab/># mysql_secure_installation</text:span></text:p>
      <text:list xml:id="list8087052333892678459" text:style-name="L40">
        <text:list-header>
          <text:p text:style-name="P54"><text:span text:style-name="T3">This command presents a number of options for you to secure your database installation. Respond yes to all prompts unless you have a good reason to do otherwise.</text:span></text:p>
        </text:list-header>
      </text:list>
      <text:p text:style-name="P2"/>
      <text:p text:style-name="P1">Messaging Server(RabbitMQ) Setup</text:p>
      <text:list xml:id="list2101857813239423943" text:style-name="L5">
        <text:list-item>
          <text:p text:style-name="P31"><text:span text:style-name="T3">On the controller node, install the messaging queue server RabbitMQ</text:span></text:p>
        </text:list-item>
      </text:list>
      <text:p text:style-name="P2"><text:tab/># apt-get install rabbitmq-server</text:p>
      <text:p text:style-name="P2"/>
      <text:list xml:id="list8881432664362175317" text:style-name="L6">
        <text:list-item>
          <text:p text:style-name="P32"><text:span text:style-name="T3">Change the default guest password of RabbitMQ</text:span></text:p>
        </text:list-item>
      </text:list>
      <text:p text:style-name="P2"><text:tab/># rabbitmqctl change_password guest intelrp</text:p>
      <text:p text:style-name="P2"/>
      <text:p text:style-name="P26">Identity Service Setup &amp; Configuration</text:p>
      <text:p text:style-name="P37"/>
      <text:p text:style-name="P37">Install the Identity Service</text:p>
      <text:list xml:id="list7975844181561539919" text:style-name="L7">
        <text:list-item>
          <text:p text:style-name="P33"><text:span text:style-name="T3">Install the OpenStack Identity Service on the controller node</text:span></text:p>
        </text:list-item>
      </text:list>
      <text:p text:style-name="P2"><text:tab/># apt-get install keystone</text:p>
      <text:p text:style-name="P2"/>
      <text:list xml:id="list582722084518829869" text:style-name="L8">
        <text:list-item>
          <text:p text:style-name="P34"><text:span text:style-name="T3">Edit /etc/keystone/keystone.conf and change the [sql] section</text:span></text:p>
        </text:list-item>
      </text:list>
      <text:p text:style-name="P2"><text:tab/>[sql]</text:p>
      <text:p text:style-name="P2"><text:tab/>....</text:p>
      <text:p text:style-name="P2"><text:tab/>connection = mysql://keystone:intelrp@10.35.34.207/keystone</text:p>
      <text:p text:style-name="P2"><text:tab/>....</text:p>
      <text:p text:style-name="P2"/>
      <text:list xml:id="list3539106724958538884" text:style-name="L9">
        <text:list-item>
          <text:p text:style-name="P35"><text:soft-page-break/><text:span text:style-name="T3">Delete the keystone.db file created in the /var/lib/keystone/ directory so that it does not get used</text:span></text:p>
        </text:list-item>
      </text:list>
      <text:p text:style-name="P2"><text:tab/># rm /var/lib/keystone/ keystone.db</text:p>
      <text:p text:style-name="P2"/>
      <text:list xml:id="list3886349422695571629" text:style-name="L10">
        <text:list-item>
          <text:p text:style-name="P36"><text:span text:style-name="T3">Create a keystone database</text:span></text:p>
        </text:list-item>
      </text:list>
      <text:p text:style-name="P2"><text:tab/># mysql -u root -p</text:p>
      <text:list xml:id="list111381663141171290" text:style-name="L38">
        <text:list-header>
          <text:p text:style-name="P25">mysql&gt; CREATE DATABASE keystone;</text:p>
          <text:p text:style-name="P25">mysql&gt; GRANT ALL PRIVILEGES ON keystone.* TO 'keystone'@'localhost' IDENTIFIED BY 'intelrp';</text:p>
          <text:p text:style-name="P25">mysql&gt; GRANT ALL PRIVILEGES ON keystone.* TO 'keystone'@'%' IDENTIFIED BY 'intelrp';</text:p>
          <text:p text:style-name="P25">mysql&gt; quit</text:p>
        </text:list-header>
      </text:list>
      <text:p text:style-name="P2"/>
      <text:list xml:id="list4763357410750543760" text:style-name="L11">
        <text:list-item>
          <text:p text:style-name="P41"><text:span text:style-name="T3">Create the database tables for the Identity Service</text:span></text:p>
        </text:list-item>
      </text:list>
      <text:p text:style-name="P2"><text:tab/># keystone-manage db_sync</text:p>
      <text:p text:style-name="P2"/>
      <text:list xml:id="list1276638353524561382" text:style-name="L12">
        <text:list-item>
          <text:p text:style-name="P42"><text:span text:style-name="T3">Use openssl to generate a random token and store it in the configuration file</text:span></text:p>
        </text:list-item>
      </text:list>
      <text:p text:style-name="P2"><text:tab/># openssl rand -hex 10</text:p>
      <text:p text:style-name="P2"><text:tab/>7c9a33aeae6a34ad6ff1</text:p>
      <text:p text:style-name="P2"/>
      <text:list xml:id="list5649089893148374357" text:style-name="L13">
        <text:list-item>
          <text:p text:style-name="P43"><text:span text:style-name="T3">Edit /etc/keystone/keystone.conf and change the [DEFAULT] section, replacing ADMIN_TOKEN with the results of the command</text:span></text:p>
        </text:list-item>
      </text:list>
      <text:p text:style-name="P2"><text:tab/>[DEFAULT]</text:p>
      <text:p text:style-name="P2"><text:tab/>....</text:p>
      <text:p text:style-name="P2"><text:tab/># A "shared secret" between keystone and other openstack services</text:p>
      <text:p text:style-name="P2"><text:tab/>admin_token = 7c9a33aeae6a34ad6ff1</text:p>
      <text:p text:style-name="P2"><text:tab/>....</text:p>
      <text:p text:style-name="P2"/>
      <text:list xml:id="list4508636315142559063" text:style-name="L14">
        <text:list-item>
          <text:p text:style-name="P44"><text:span text:style-name="T3">Restart the keystone service</text:span></text:p>
          <text:p text:style-name="P44"><text:span text:style-name="T3"># service keystone restart</text:span></text:p>
        </text:list-item>
      </text:list>
      <text:p text:style-name="P2"/>
      <text:p text:style-name="P1">Define users, tenants, and roles</text:p>
      <text:list xml:id="list8479654409725892781" text:style-name="L37">
        <text:list-item>
          <text:p text:style-name="P24">set OS_SERVICE_TOKEN, as well as OS_SERVICE_ENDPOINT to specify where the Identity Service is running</text:p>
          <text:p text:style-name="P24"># export OS_SERVICE_TOKEN=7c9a33aeae6a34ad6ff1</text:p>
          <text:p text:style-name="P53"><text:span text:style-name="T3"># export OS_SERVICE_ENDPOINT=http://10.35.34.207:35357/v2.0</text:span></text:p>
          <text:p text:style-name="P24"/>
        </text:list-item>
        <text:list-item>
          <text:p text:style-name="P24">Create a tenant for an administrative user and a tenant for other OpenStack services to use</text:p>
          <text:p text:style-name="P24"># keystone tenant-create --name=admin --description="Admin Tenant"</text:p>
          <text:p text:style-name="P24"># keystone tenant-create --name=service --description="Service Tenant"</text:p>
          <text:p text:style-name="P24"/>
        </text:list-item>
        <text:list-item>
          <text:p text:style-name="P24">Create an administrative user called admin</text:p>
          <text:p text:style-name="P24"># keystone user-create --name=admin –pass=intelrp</text:p>
          <text:p text:style-name="P24"/>
        </text:list-item>
        <text:list-item>
          <text:p text:style-name="P24">Create a role for administrative tasks called admin</text:p>
          <text:p text:style-name="P24"># keystone role-create –name=admin</text:p>
          <text:p text:style-name="P24"/>
        </text:list-item>
        <text:list-item>
          <text:p text:style-name="P24">Add roles to users</text:p>
          <text:p text:style-name="P24"># keystone user-role-add --user=admin --tenant=admin –role=admin</text:p>
        </text:list-item>
      </text:list>
      <text:p text:style-name="P2"/>
      <text:p text:style-name="P1">Define service and API endpoint</text:p>
      <text:list xml:id="list7980494147962108974" text:style-name="L36">
        <text:list-item>
          <text:p text:style-name="P23"><text:soft-page-break/>Create a service entry for the Identity Service</text:p>
          <text:p text:style-name="P23"># keystone service-create --name=keystone --type=identity <text:s text:c="2"/>--description="Keystone Identity Service"</text:p>
          <text:p text:style-name="P23"/>
        </text:list-item>
        <text:list-item>
          <text:p text:style-name="P23">Specify an API endpoint for the Identity Service by using the returned service ID in above command output</text:p>
          <text:p text:style-name="P52"><text:span text:style-name="T3"># keystone endpoint-create \</text:span></text:p>
          <text:p text:style-name="P52"><text:span text:style-name="T3">--service-id=7cfc6f0d6bff41cba6a0437a8977e3ee \</text:span></text:p>
          <text:p text:style-name="P52"><text:span text:style-name="T3">--publicurl=http://10.35.34.207:5000/v2.0 \</text:span></text:p>
          <text:p text:style-name="P52"><text:span text:style-name="T3">--internalurl=http://10.35.34.207:5000/v2.0</text:span></text:p>
        </text:list-item>
      </text:list>
      <text:p text:style-name="P2"/>
      <text:p text:style-name="P1">Verify Identity Service Installation</text:p>
      <text:list xml:id="list7011508667730900069" text:style-name="L35">
        <text:list-item>
          <text:p text:style-name="P22">Unset the OS_SERVICE_TOKEN &amp; OS_SERVICE_ENDPOINT variables</text:p>
          <text:p text:style-name="P22"># unset OS_SERVICE_TOKEN OS_SERVICE_ENDPOINT</text:p>
          <text:p text:style-name="P22">If not unset, will face the issues while trying next command </text:p>
        </text:list-item>
      </text:list>
      <text:p text:style-name="P2"/>
      <text:list xml:id="list212357836578388885" text:style-name="L34">
        <text:list-item>
          <text:p text:style-name="P21">Request an authentication token using the admin user and the password</text:p>
          <text:p text:style-name="P21"># keystone --os_username=admin --os_password=intelrp --os_auth_url=http://10.35.34.207:35357/v2.0 token-get</text:p>
          <text:p text:style-name="P21"/>
        </text:list-item>
        <text:list-item>
          <text:p text:style-name="P21">Set up a keystonerc file with the admin credentials and admin endpoint</text:p>
          <text:p text:style-name="P21">export OS_USERNAME=admin</text:p>
          <text:p text:style-name="P21">export OS_PASSWORD=intelrp</text:p>
          <text:p text:style-name="P21">export OS_TENANT_NAME=admin</text:p>
          <text:p text:style-name="P51"><text:span text:style-name="T3">export OS_AUTH_URL=http://10.35.34.207:35357/v2.0</text:span></text:p>
          <text:p text:style-name="P21"/>
        </text:list-item>
        <text:list-item>
          <text:p text:style-name="P21">Source this file to read in the environment variables</text:p>
          <text:p text:style-name="P21"># source keystonerc</text:p>
          <text:p text:style-name="P21"/>
        </text:list-item>
        <text:list-item>
          <text:p text:style-name="P21">Verify the keystone identity service</text:p>
          <text:p text:style-name="P21"># keystone token-get</text:p>
          <text:p text:style-name="P21">The command returns a token and the ID of the specified tenant</text:p>
        </text:list-item>
      </text:list>
      <text:p text:style-name="P2"/>
      <text:p text:style-name="P26">Image Service Setup &amp; Configuration</text:p>
      <text:p text:style-name="P26"/>
      <text:p text:style-name="P37">Install the Image Service </text:p>
      <text:list xml:id="list7579760117641169456" text:style-name="L33">
        <text:list-item>
          <text:p text:style-name="P39">Install the Image Service on the controller node</text:p>
          <text:p text:style-name="P39"># apt-get install glance python-glanceclient</text:p>
          <text:p text:style-name="P39"/>
        </text:list-item>
        <text:list-item>
          <text:p text:style-name="P39">Edit /etc/glance/glance-api.conf and /etc/glance/glance-registry.conf and change the [DEFAULT] section</text:p>
          <text:p text:style-name="P39">[DEFAULT]</text:p>
          <text:p text:style-name="P39">....</text:p>
          <text:p text:style-name="P39"># SQLAlchemy connection string for the reference implementation</text:p>
          <text:p text:style-name="P39"># registry server. Any valid SQLAlchemy connection string is fine.</text:p>
          <text:p text:style-name="P39">sql_connection = mysql://glance:intelrp@10.35.34.207/glance</text:p>
          <text:p text:style-name="P20"><text:span text:style-name="T1">....</text:span></text:p>
          <text:p text:style-name="P20"><text:span text:style-name="T1"/></text:p>
        </text:list-item>
        <text:list-item>
          <text:p text:style-name="P20">Delete the glance.sqlite file created in the /var/lib/glance/ directory so that it does not get used</text:p>
          <text:p text:style-name="P20"># rm /var/lib/glance/glance.sqlite</text:p>
          <text:p text:style-name="P20"><text:soft-page-break/></text:p>
        </text:list-item>
        <text:list-item>
          <text:p text:style-name="P20">Create a glance database user</text:p>
          <text:p text:style-name="P20"># mysql -u root -p</text:p>
          <text:p text:style-name="P20">mysql&gt; CREATE DATABASE glance;</text:p>
          <text:p text:style-name="P20">mysql&gt; GRANT ALL PRIVILEGES ON glance.* TO 'glance'@'localhost' IDENTIFIED BY 'intelrp';</text:p>
          <text:p text:style-name="P20">mysql&gt; GRANT ALL PRIVILEGES ON glance.* TO 'glance'@'%' IDENTIFIED BY 'intelrp';</text:p>
          <text:p text:style-name="P20">mysql&gt; quit</text:p>
          <text:p text:style-name="P20"/>
        </text:list-item>
        <text:list-item>
          <text:p text:style-name="P20">Create the database tables for the Image Service</text:p>
          <text:p text:style-name="P20"># glance-manage db_sync</text:p>
        </text:list-item>
      </text:list>
      <text:p text:style-name="P2"/>
      <text:p text:style-name="P1">Define user and roles</text:p>
      <text:list xml:id="list6448346357536218839" text:style-name="L32">
        <text:list-item>
          <text:p text:style-name="P19">set OS_SERVICE_TOKEN, as well as OS_SERVICE_ENDPOINT to specify where the Identity Service is running</text:p>
          <text:p text:style-name="P19"># export OS_SERVICE_TOKEN=7c9a33aeae6a34ad6ff1</text:p>
          <text:p text:style-name="P50"><text:span text:style-name="T3"># export OS_SERVICE_ENDPOINT=http://10.35.34.207:35357/v2.0</text:span></text:p>
          <text:p text:style-name="P19"/>
        </text:list-item>
        <text:list-item>
          <text:p text:style-name="P19">Create a glance user that the Image Service can use to authenticate with the Identity Service</text:p>
          <text:p text:style-name="P19"># keystone user-create --name=glance –pass=intelrp</text:p>
        </text:list-item>
      </text:list>
      <text:p text:style-name="P2"/>
      <text:list xml:id="list5970547815433390624" text:style-name="L31">
        <text:list-item>
          <text:p text:style-name="P18">Use the service tenant and give the user the admin role</text:p>
          <text:p text:style-name="P18"># keystone user-role-add --user=glance --tenant=service –role=admin</text:p>
          <text:p text:style-name="P18"/>
        </text:list-item>
        <text:list-item>
          <text:p text:style-name="P18">Edit /etc/glance/glance-api.conf and /etc/glance/glance-registry.conf and change the [keystone_authtoken] section</text:p>
          <text:p text:style-name="P18">....</text:p>
          <text:p text:style-name="P18">[keystone_authtoken]</text:p>
          <text:p text:style-name="P18">auth_host = 10.35.34.207</text:p>
          <text:p text:style-name="P18">auth_port = 35357</text:p>
          <text:p text:style-name="P18">auth_protocol = http</text:p>
          <text:p text:style-name="P18">admin_tenant_name = service</text:p>
          <text:p text:style-name="P18">admin_user = glance</text:p>
          <text:p text:style-name="P18">admin_password = intelrp</text:p>
          <text:p text:style-name="P18">....</text:p>
          <text:p text:style-name="P18"/>
        </text:list-item>
        <text:list-item>
          <text:p text:style-name="P18">Add the credentials to the /etc/glance/glance-api-paste.ini and /etc/glance/glance-registry-paste.ini files</text:p>
          <text:p text:style-name="P18">....</text:p>
          <text:p text:style-name="P18">[filter:authtoken]</text:p>
          <text:p text:style-name="P18">paste.filter_factory = keystone.middleware.auth_token:filter_factory</text:p>
          <text:p text:style-name="P18">auth_host = 10.35.34.207</text:p>
          <text:p text:style-name="P18">delay_auth_decision = true</text:p>
          <text:p text:style-name="P18">admin_tenant_name = service</text:p>
          <text:p text:style-name="P18">admin_user = glance</text:p>
          <text:p text:style-name="P18">admin_password = intelrp</text:p>
          <text:p text:style-name="P18">flavor=keystone</text:p>
          <text:p text:style-name="P18">....</text:p>
        </text:list-item>
      </text:list>
      <text:p text:style-name="P2"/>
      <text:p text:style-name="P1">Define service and API endpoint</text:p>
      <text:list xml:id="list1240955427255991670" text:style-name="L30">
        <text:list-item>
          <text:p text:style-name="P17">Register the Image Service with the Identity Service</text:p>
          <text:p text:style-name="P17"><text:soft-page-break/># keystone service-create --name=glance --type=image --description="Glance Image Service"</text:p>
          <text:p text:style-name="P17"/>
        </text:list-item>
        <text:list-item>
          <text:p text:style-name="P17">Use the id property returned for the service to create the endpoint</text:p>
          <text:p text:style-name="P49"><text:span text:style-name="T3"># keystone endpoint-create \</text:span></text:p>
          <text:p text:style-name="P49"><text:span text:style-name="T3">--service_id=461efefebfba47df98ab9a6f8dc80502 \</text:span></text:p>
          <text:p text:style-name="P49"><text:span text:style-name="T3">--publicurl=http://10.35.34.207:9292 \</text:span></text:p>
          <text:p text:style-name="P49"><text:span text:style-name="T3">--internalurl=http://10.35.34.207:9292 \</text:span></text:p>
          <text:p text:style-name="P49"><text:span text:style-name="T3">--adminurl=http://10.35.34.207:9292</text:span></text:p>
          <text:p text:style-name="P17"/>
        </text:list-item>
        <text:list-item>
          <text:p text:style-name="P17">Restart the glance service with its new settings</text:p>
          <text:p text:style-name="P17"># service glance-registry restart</text:p>
          <text:p text:style-name="P17"># service glance-api restart</text:p>
        </text:list-item>
      </text:list>
      <text:p text:style-name="P2"/>
      <text:p text:style-name="P1">Verify Image Service Installation</text:p>
      <text:list xml:id="list4250791728675429597" text:style-name="L29">
        <text:list-item>
          <text:p text:style-name="P16">To verify glance</text:p>
          <text:p text:style-name="P16"># mkdir /root/images</text:p>
          <text:p text:style-name="P16"># cd /root/images</text:p>
          <text:p text:style-name="P16"># wget <text:a xlink:type="simple" xlink:href="http://cdn.download.cirros-cloud.net/0.3.1/cirros-0.3.1-x86_64-disk.img">http://cdn.download.cirros-cloud.net/0.3.1/cirros-0.3.1-x86_64-disk.img</text:a></text:p>
          <text:p text:style-name="P16"/>
        </text:list-item>
        <text:list-item>
          <text:p text:style-name="P16">Upload the image to the Image Service</text:p>
          <text:p text:style-name="P16"># glance image-create --name="Cirros" --disk-format=qcow2 --container-format=bare --is-public=true &lt; cirros-0.3.1-x86_64-disk.img</text:p>
          <text:p text:style-name="P16"/>
        </text:list-item>
        <text:list-item>
          <text:p text:style-name="P16">Confirm that the image was uploaded and display its attributes</text:p>
          <text:p text:style-name="P16"># glance image-list</text:p>
        </text:list-item>
      </text:list>
      <text:p text:style-name="P2"/>
      <text:p text:style-name="P26">Compute Service Setup &amp; Configuration</text:p>
      <text:p text:style-name="P2"/>
      <text:p text:style-name="P1">Install Compute Controller Services</text:p>
      <text:list xml:id="list3125620805986344264" text:style-name="L28">
        <text:list-item>
          <text:p text:style-name="P15">Install the Compute packages</text:p>
          <text:p text:style-name="P15"># apt-get install nova-novncproxy novnc nova-api <text:s text:c="2"/>nova-ajax-console-proxy nova-cert nova-conductor <text:s text:c="2"/>nova-consoleauth nova-doc nova-scheduler <text:s text:c="2"/>python-novaclient</text:p>
          <text:p text:style-name="P15"/>
        </text:list-item>
        <text:list-item>
          <text:p text:style-name="P15">Edit the /etc/nova/nova.conf file and add these lines to the [database] and [keystone_authtoken] sections</text:p>
          <text:p text:style-name="P15">....</text:p>
          <text:p text:style-name="P15">[database]</text:p>
          <text:p text:style-name="P15"># The SQLAlchemy connection string used to connect to the database</text:p>
          <text:p text:style-name="P15">connection = mysql://nova:intelrp@10.35.34.207/nova</text:p>
          <text:p text:style-name="P15">....</text:p>
          <text:p text:style-name="P15">....</text:p>
          <text:p text:style-name="P15">[keystone_authtoken]</text:p>
          <text:p text:style-name="P15">auth_host = 10.35.34.207</text:p>
          <text:p text:style-name="P15">auth_port = 35357</text:p>
          <text:p text:style-name="P15">auth_protocol = http</text:p>
          <text:p text:style-name="P15">admin_tenant_name = service</text:p>
          <text:p text:style-name="P15">admin_user = nova</text:p>
          <text:p text:style-name="P15">admin_password = intelrp</text:p>
          <text:p text:style-name="P15">....</text:p>
        </text:list-item>
      </text:list>
      <text:p text:style-name="P2"/>
      <text:list xml:id="list1965615987052668161" text:style-name="L27">
        <text:list-item>
          <text:p text:style-name="P14"><text:soft-page-break/>Configure the Compute Service to use the RabbitMQ message broker by setting these configuration keys in the [DEFAULT] configuration group of the /etc/nova/nova.conf file</text:p>
          <text:p text:style-name="P14">....</text:p>
          <text:p text:style-name="P14">rpc_backend = nova.rpc.impl_kombu</text:p>
          <text:p text:style-name="P14">rabbit_host = 10.35.34.207</text:p>
          <text:p text:style-name="P14">rabbit_password = intelrp</text:p>
          <text:p text:style-name="P14">....</text:p>
          <text:p text:style-name="P14"/>
        </text:list-item>
        <text:list-item>
          <text:p text:style-name="P14">Delete the nova.sqlite file created in the /var/lib/nova/ directory</text:p>
          <text:p text:style-name="P14"># rm /var/lib/nova/nova.sqlite</text:p>
          <text:p text:style-name="P14"/>
        </text:list-item>
        <text:list-item>
          <text:p text:style-name="P14">Create a nova database user</text:p>
          <text:p text:style-name="P14"># mysql -u root -p</text:p>
          <text:p text:style-name="P14">mysql&gt; CREATE DATABASE nova;</text:p>
          <text:p text:style-name="P14">mysql&gt; GRANT ALL PRIVILEGES ON nova.* TO 'nova'@'localhost' IDENTIFIED BY 'intelrp';</text:p>
          <text:p text:style-name="P14">mysql&gt; GRANT ALL PRIVILEGES ON nova.* TO 'nova'@'%' IDENTIFIED BY 'intelrp';</text:p>
          <text:p text:style-name="P14">mysql&gt; quit</text:p>
        </text:list-item>
      </text:list>
      <text:p text:style-name="P2"/>
      <text:list xml:id="list6242860998962611004" text:style-name="L26">
        <text:list-item>
          <text:p text:style-name="P13">Create the database tables for the Compute Service</text:p>
          <text:p text:style-name="P13"># nova-manage db sync</text:p>
          <text:p text:style-name="P13"/>
        </text:list-item>
        <text:list-item>
          <text:p text:style-name="P13">Edit the /etc/nova/nova.conf file, Set the my_ip, vncserver_listen, and vncserver_proxyclient_address configuration options to the IP address of the controller node</text:p>
          <text:p text:style-name="P13">....</text:p>
          <text:p text:style-name="P13">my_ip=10.35.34.207</text:p>
          <text:p text:style-name="P13">vncserver_listen=10.35.34.207</text:p>
          <text:p text:style-name="P13">vncserver_proxyclient_address=10.35.34.207</text:p>
          <text:p text:style-name="P13">....</text:p>
        </text:list-item>
      </text:list>
      <text:p text:style-name="P2"/>
      <text:p text:style-name="P1">Define user and roles</text:p>
      <text:list xml:id="list8794534236354063917" text:style-name="L25">
        <text:list-item>
          <text:p text:style-name="P12">Create a nova user that Compute uses to authenticate with the Identity Service</text:p>
          <text:p text:style-name="P12"># keystone user-create --name=nova –pass=intelrp</text:p>
          <text:p text:style-name="P12"/>
        </text:list-item>
        <text:list-item>
          <text:p text:style-name="P12">Use the service tenant and give the user the admin role</text:p>
          <text:p text:style-name="P12"># keystone user-role-add --user=nova --tenant=service –role=admin</text:p>
          <text:p text:style-name="P12"/>
        </text:list-item>
        <text:list-item>
          <text:p text:style-name="P12">Edit the [DEFAULT] section in the /etc/nova/nova.conf file to add the following key</text:p>
          <text:p text:style-name="P12">....</text:p>
          <text:p text:style-name="P12">auth_strategy=keystone</text:p>
          <text:p text:style-name="P12">....</text:p>
          <text:p text:style-name="P12"/>
        </text:list-item>
        <text:list-item>
          <text:p text:style-name="P12">Add the credentials to the /etc/nova/api-paste.ini file, Add these options to the [filter:authtoken] section</text:p>
          <text:p text:style-name="P12">....</text:p>
          <text:p text:style-name="P12">[filter:authtoken]</text:p>
          <text:p text:style-name="P12">paste.filter_factory = keystoneclient.middleware.auth_token:filter_factory</text:p>
          <text:p text:style-name="P12">auth_host = 10.35.34.207</text:p>
          <text:p text:style-name="P12">auth_port = 35357</text:p>
          <text:p text:style-name="P12">auth_protocol = http</text:p>
          <text:p text:style-name="P12">admin_tenant_name = service</text:p>
          <text:p text:style-name="P12">admin_user = nova</text:p>
          <text:p text:style-name="P12"><text:soft-page-break/>admin_password = intelrp</text:p>
          <text:p text:style-name="P12">....</text:p>
        </text:list-item>
      </text:list>
      <text:p text:style-name="P2"/>
      <text:p text:style-name="P1">Define service and API endpoint</text:p>
      <text:list xml:id="list636195533241477883" text:style-name="L24">
        <text:list-item>
          <text:p text:style-name="P11">Register Compute with the Identity Service</text:p>
          <text:p text:style-name="P11"># keystone service-create --name=nova --type=compute --description="Nova Compute service"</text:p>
          <text:p text:style-name="P11"/>
        </text:list-item>
        <text:list-item>
          <text:p text:style-name="P11">Use the id property that is returned to create the endpoint</text:p>
          <text:p text:style-name="P11"># keystone endpoint-create \</text:p>
          <text:p text:style-name="P11">--service-id=b1dcbb4a2f6041fc802efefb9b6cc76d \</text:p>
          <text:p text:style-name="P48"><text:span text:style-name="T3">--publicurl=http://10.35.34.207:8774/v2/%\(tenant_id\)s \</text:span></text:p>
          <text:p text:style-name="P48"><text:span text:style-name="T3">--internalurl=http://10.35.34.207:8774/v2/%\(tenant_id\)s \</text:span></text:p>
          <text:p text:style-name="P48"><text:span text:style-name="T3">--adminurl=http://10.35.34.207:8774/v2/%\(tenant_id\)s</text:span></text:p>
          <text:p text:style-name="P11"/>
        </text:list-item>
        <text:list-item>
          <text:p text:style-name="P11">Restart Compute services</text:p>
          <text:p text:style-name="P11"># service nova-api restart</text:p>
          <text:p text:style-name="P11"># service nova-cert restart</text:p>
          <text:p text:style-name="P11"># service nova-consoleauth restart</text:p>
          <text:p text:style-name="P11"># service nova-scheduler restart</text:p>
          <text:p text:style-name="P11"># service nova-conductor restart</text:p>
          <text:p text:style-name="P11"># service nova-novncproxy restart</text:p>
        </text:list-item>
      </text:list>
      <text:p text:style-name="P2"/>
      <text:p text:style-name="P1"/>
      <text:p text:style-name="P1">Verify Compute Service Installation</text:p>
      <text:list xml:id="list4485754161769312169" text:style-name="L23">
        <text:list-item>
          <text:p text:style-name="P10">To verify your configuration</text:p>
          <text:p text:style-name="P10"># nova image-list</text:p>
          <text:p text:style-name="P10"><text:span text:style-name="T2">Will list the available images</text:span> </text:p>
        </text:list-item>
      </text:list>
      <text:p text:style-name="P2"/>
      <text:p text:style-name="P26">Dashboard Setup &amp; Configuration</text:p>
      <text:p text:style-name="P2"/>
      <text:p text:style-name="P1">Add the Dashboard</text:p>
      <text:list xml:id="list8639130232577854457" text:style-name="L22">
        <text:list-item>
          <text:p text:style-name="P9">Install the dashboard on the node that can contact the Identity Service as root</text:p>
          <text:p text:style-name="P9"># apt-get install memcached libapache2-mod-wsgi openstack-dashboard</text:p>
          <text:p text:style-name="P9"/>
        </text:list-item>
        <text:list-item>
          <text:p text:style-name="P9">Remove the openstack-dashboard-ubuntu-theme package</text:p>
          <text:p text:style-name="P9"># apt-get remove --purge openstack-dashboard-ubuntu-theme</text:p>
          <text:p text:style-name="P9"/>
        </text:list-item>
        <text:list-item>
          <text:p text:style-name="P9">Modify the value of CACHES['default']['LOCATION'] in /etc/openstack-dashboard/local_settings.py to match the ones set in /etc/memcached.conf</text:p>
          <text:p text:style-name="P9">Open /etc/openstack-dashboard/local_settings.py and look for this line</text:p>
          <text:p text:style-name="P9">....</text:p>
        </text:list-item>
      </text:list>
      <text:list xml:id="list896649671850561808" text:style-name="L21">
        <text:list-header>
          <text:p text:style-name="P8">CACHES = {</text:p>
          <text:p text:style-name="P8">'default': {</text:p>
          <text:p text:style-name="P8">'BACKEND' : 'django.core.cache.backends.memcached.MemcachedCache',</text:p>
          <text:p text:style-name="P8">'LOCATION' : '127.0.0.1:11211'</text:p>
          <text:p text:style-name="P8">}</text:p>
          <text:p text:style-name="P8">}</text:p>
          <text:p text:style-name="P8">....</text:p>
          <text:p text:style-name="P8"/>
        </text:list-header>
        <text:list-item>
          <text:p text:style-name="P8">Update the ALLOWED_HOSTS in local_settings.py to include the addresses you wish to <text:soft-page-break/>access the dashboard from</text:p>
          <text:p text:style-name="P8">Edit /etc/openstack-dashboard/local_settings.py</text:p>
          <text:p text:style-name="P8">....</text:p>
          <text:p text:style-name="P8">ALLOWED_HOSTS = '*'</text:p>
          <text:p text:style-name="P8">....</text:p>
          <text:p text:style-name="P8"/>
        </text:list-item>
        <text:list-item>
          <text:p text:style-name="P8">This guide assumes that you are running the Dashboard on the controller node. You can easily run the dashboard on a separate server, by changing the appropriate settings in local_settings.py</text:p>
          <text:p text:style-name="P8">Edit /etc/openstack-dashboard/local_settings.py and change OPENSTACK_HOST to the hostname of your Identity Service</text:p>
          <text:p text:style-name="P8">....</text:p>
          <text:p text:style-name="P8">OPENSTACK_HOST = "controller"</text:p>
          <text:p text:style-name="P8">....</text:p>
          <text:p text:style-name="P8"/>
        </text:list-item>
        <text:list-item>
          <text:p text:style-name="P8">Start the Apache web server and memcached</text:p>
          <text:p text:style-name="P8"># service apache2 restart</text:p>
          <text:p text:style-name="P8"># service memcached restart</text:p>
          <text:p text:style-name="P8"/>
        </text:list-item>
        <text:list-item>
          <text:p text:style-name="P55"><text:span text:style-name="T3">Access the dashboard at http://10.35.34.207/horizon</text:span></text:p>
        </text:list-item>
      </text:list>
      <text:p text:style-name="P2"/>
      <text:p text:style-name="P26">Block Storage Service Setup &amp; Configuration</text:p>
      <text:p text:style-name="P26"/>
      <text:p text:style-name="P1">Install a Block Storage Service Controller</text:p>
      <text:list xml:id="list5848713700896020013" text:style-name="L20">
        <text:list-item>
          <text:p text:style-name="P7">Install the appropriate packages for the Block Storage Service on controller</text:p>
          <text:p text:style-name="P7"># apt-get install cinder-api cinder-scheduler</text:p>
          <text:p text:style-name="P7"/>
        </text:list-item>
        <text:list-item>
          <text:p text:style-name="P7">Edit the /etc/cinder/cinder.conf file and add the following key under the [database] section</text:p>
          <text:p text:style-name="P7">....</text:p>
          <text:p text:style-name="P7">[database]</text:p>
          <text:p text:style-name="P7">connection = mysql://cinder:intelrp@10.35.34.207/cinder</text:p>
          <text:p text:style-name="P7">....</text:p>
          <text:p text:style-name="P7"/>
        </text:list-item>
        <text:list-item>
          <text:p text:style-name="P7">Create a cinder database user</text:p>
          <text:p text:style-name="P7"># mysql -u root -p</text:p>
          <text:p text:style-name="P7">mysql&gt; CREATE DATABASE cinder;</text:p>
          <text:p text:style-name="P7">mysql&gt; GRANT ALL PRIVILEGES ON cinder.* TO 'cinder'@'localhost' IDENTIFIED BY 'intelrp';</text:p>
          <text:p text:style-name="P7">mysql&gt; GRANT ALL PRIVILEGES ON cinder.* TO 'cinder'@'%' IDENTIFIED BY 'intelrp';</text:p>
          <text:p text:style-name="P7">mysql&gt; quit</text:p>
          <text:p text:style-name="P7"/>
        </text:list-item>
        <text:list-item>
          <text:p text:style-name="P7">Create the database tables for the Block Storage Service</text:p>
          <text:p text:style-name="P7"># cinder-manage db sync</text:p>
        </text:list-item>
      </text:list>
      <text:p text:style-name="P2"/>
      <text:p text:style-name="P1">Define user and roles</text:p>
      <text:list xml:id="list1854621060607307990" text:style-name="L19">
        <text:list-item>
          <text:p text:style-name="P6">Create a cinder user, the Block Storage Service uses this user to authenticate with the Identity Service</text:p>
          <text:p text:style-name="P6"># keystone user-create --name=cinder –pass=intelrp</text:p>
          <text:p text:style-name="P6"/>
        </text:list-item>
        <text:list-item>
          <text:p text:style-name="P6">Use the service tenant and give the user the admin role</text:p>
          <text:p text:style-name="P6"><text:soft-page-break/># keystone user-role-add --user=cinder --tenant=service –role=admin</text:p>
          <text:p text:style-name="P6"/>
        </text:list-item>
        <text:list-item>
          <text:p text:style-name="P6">Add the credentials to the file /etc/cinder/api-paste.ini. Open the file in a text editor and locate the section [filter:authtoken]. Set the following options</text:p>
          <text:p text:style-name="P6">....</text:p>
          <text:p text:style-name="P6">[filter:authtoken]</text:p>
          <text:p text:style-name="P6">paste.filter_factory = keystoneclient.middleware.auth_token:filter_factory</text:p>
          <text:p text:style-name="P6">auth_host = 10.35.34.207</text:p>
          <text:p text:style-name="P6">auth_port = 35357</text:p>
          <text:p text:style-name="P6">auth_protocol = http</text:p>
          <text:p text:style-name="P6">admin_tenant_name = service</text:p>
          <text:p text:style-name="P6">admin_user = cinder</text:p>
          <text:p text:style-name="P6">admin_password = intelrp</text:p>
          <text:p text:style-name="P6">....</text:p>
          <text:p text:style-name="P6"/>
        </text:list-item>
        <text:list-item>
          <text:p text:style-name="P6">Configure Block Storage to use the RabbitMQ message broker by setting these configuration keys in the [DEFAULT] configuration group of the /etc/cinder/cinder.conf file</text:p>
          <text:p text:style-name="P6">....</text:p>
          <text:p text:style-name="P6">rpc_backend = cinder.openstack.common.rpc.impl_kombu</text:p>
          <text:p text:style-name="P6">rabbit_host = 10.35.34.207</text:p>
          <text:p text:style-name="P6">rabbit_port = 5672</text:p>
          <text:p text:style-name="P6">rabbit_userid = guest</text:p>
          <text:p text:style-name="P6">rabbit_password = intelrp</text:p>
          <text:p text:style-name="P6">....</text:p>
        </text:list-item>
      </text:list>
      <text:p text:style-name="P2"/>
      <text:p text:style-name="P1">Define service and API endpoint</text:p>
      <text:list xml:id="list4330447715485338113" text:style-name="L18">
        <text:list-item>
          <text:p text:style-name="P5">Register the Block Storage Service with the Identity Service</text:p>
          <text:p text:style-name="P5"># keystone service-create --name=cinder --type=volume --description="Cinder Volume Service"</text:p>
          <text:p text:style-name="P5"/>
        </text:list-item>
        <text:list-item>
          <text:p text:style-name="P5">Use the id property returned to create the endpoint</text:p>
          <text:p text:style-name="P5"># keystone endpoint-create \</text:p>
          <text:p text:style-name="P5">--service-id=8d7cbda9638945f19a4d5a667adf1258 \</text:p>
          <text:p text:style-name="P47"><text:span text:style-name="T3">--publicurl=http://10.35.34.207:8776/v1/%\(tenant_id\)s \</text:span></text:p>
          <text:p text:style-name="P47"><text:span text:style-name="T3">--internalurl=http://10.35.34.207:8776/v1/%\(tenant_id\)s \</text:span></text:p>
          <text:p text:style-name="P47"><text:span text:style-name="T3">--adminurl=http://10.35.34.207:8776/v1/%\(tenant_id\)s</text:span></text:p>
          <text:p text:style-name="P5"/>
        </text:list-item>
        <text:list-item>
          <text:p text:style-name="P5">Also register a service and endpoint for version 2 of the Block Storage Service API</text:p>
          <text:p text:style-name="P5"># keystone service-create --name=cinderv2 --type=volumev2 --description="Cinder Volume Service V2"</text:p>
          <text:p text:style-name="P5"/>
        </text:list-item>
        <text:list-item>
          <text:p text:style-name="P5">Use the id property returned to create the endpoint</text:p>
          <text:p text:style-name="P5"># keystone endpoint-create \</text:p>
          <text:p text:style-name="P5">--service-id=509a3c9295df4404962d599508db21c6 \</text:p>
          <text:p text:style-name="P47"><text:span text:style-name="T3">--publicurl=http://10.35.34.207:8776/v1/%\(tenant_id\)s \</text:span></text:p>
          <text:p text:style-name="P47"><text:span text:style-name="T3">--internalurl=http://10.35.34.207:8776/v1/%\(tenant_id\)s \</text:span></text:p>
          <text:p text:style-name="P47"><text:span text:style-name="T3">--adminurl=http://10.35.34.207:8776/v1/%\(tenant_id\)s</text:span></text:p>
          <text:p text:style-name="P5"/>
        </text:list-item>
        <text:list-item>
          <text:p text:style-name="P5">Restart the cinder service with its new settings</text:p>
          <text:p text:style-name="P5"># service cinder-scheduler restart</text:p>
          <text:p text:style-name="P5"># service cinder-api restart</text:p>
        </text:list-item>
      </text:list>
      <text:p text:style-name="P2"/>
      <text:p text:style-name="P26"><text:soft-page-break/>Networking Service Setup &amp; Configuration</text:p>
      <text:p text:style-name="P2"/>
      <text:p text:style-name="P1">Install Networking services</text:p>
      <text:list xml:id="list5570494188991921196" text:style-name="L17">
        <text:list-item>
          <text:p text:style-name="P4">Create a neutron database</text:p>
          <text:p text:style-name="P4"># mysql -u root -p</text:p>
          <text:p text:style-name="P4">mysql&gt; CREATE DATABASE neutron;</text:p>
          <text:p text:style-name="P4">mysql&gt; GRANT ALL PRIVILEGES ON neutron.* TO 'neutron'@'localhost' IDENTIFIED BY 'intelrp';</text:p>
          <text:p text:style-name="P4">mysql&gt; GRANT ALL PRIVILEGES ON neutron.* TO 'neutron'@'%' IDENTIFIED BY 'intelrp';</text:p>
          <text:p text:style-name="P4">mysql&gt; quit</text:p>
          <text:p text:style-name="P4"/>
        </text:list-item>
        <text:list-item>
          <text:p text:style-name="P46"><text:span text:style-name="T3">To list the tenant Ids</text:span></text:p>
          <text:p text:style-name="P4"># keystone tenant-list</text:p>
          <text:p text:style-name="P4"/>
        </text:list-item>
        <text:list-item>
          <text:p text:style-name="P4">To list role Ids</text:p>
          <text:p text:style-name="P4"># keystone role-list</text:p>
        </text:list-item>
      </text:list>
      <text:p text:style-name="P2"/>
      <text:p text:style-name="P1">Define user and roles</text:p>
      <text:list xml:id="list1932178797400362141" text:style-name="L16">
        <text:list-item>
          <text:p text:style-name="P3">Create a neutron user</text:p>
          <text:p text:style-name="P3"># keystone user-create --name=neutron –pass=intelrp</text:p>
          <text:p text:style-name="P3"/>
        </text:list-item>
        <text:list-item>
          <text:p text:style-name="P3">Add the user role to the neutron user</text:p>
          <text:p text:style-name="P3"># keystone user-role-add --user=neutron --tenant=service –role=admin</text:p>
        </text:list-item>
      </text:list>
      <text:p text:style-name="P2"/>
      <text:p text:style-name="P1">Define service and API endpoint</text:p>
      <text:list xml:id="list7880991241692235577" text:style-name="L15">
        <text:list-item>
          <text:p text:style-name="P45"><text:span text:style-name="T3">Create the neutron service</text:span></text:p>
          <text:p text:style-name="P45"><text:span text:style-name="T3"># <text:s/>keystone service-create --name=neutron --type=network --description="OpenStack Networking Service"</text:span></text:p>
        </text:list-item>
      </text:list>
      <text:p text:style-name="P2"/>
      <text:list xml:id="list33295341" text:continue-numbering="true" text:style-name="L15">
        <text:list-item>
          <text:p text:style-name="P45"><text:span text:style-name="T3">Create a Networking endpoint, use the id property for the service that was returned in the previous step to create the endpoint</text:span></text:p>
          <text:p text:style-name="P45"><text:span text:style-name="T3"># keystone endpoint-create \</text:span></text:p>
          <text:p text:style-name="P45"><text:span text:style-name="T3">--service-id=4226b649641d4b649e6c4486d1041142 \</text:span></text:p>
          <text:p text:style-name="P45"><text:span text:style-name="T3">--publicurl=http://10.35.34.207:9696 \</text:span></text:p>
          <text:p text:style-name="P45"><text:span text:style-name="T3">--adminurl=http://10.35.34.207:9696 \</text:span></text:p>
          <text:p text:style-name="P45"><text:span text:style-name="T3">--internalurl=http://10.35.34.207:9696 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geneva"/>
    <style:font-face style:name="Mangal1" svg:font-family="Mangal"/>
    <style:font-face style:name="OpenSymbol" svg:font-family="OpenSymbol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10:34:28.64</meta:creation-date>
    <dc:date>2014-01-13T13:15:50.61</dc:date>
    <meta:editing-duration>PT4M52S</meta:editing-duration>
    <meta:editing-cycles>4</meta:editing-cycles>
    <meta:generator>OpenOffice.org/3.4$Win32 OpenOffice.org_project/340m1$Build-9590</meta:generator>
    <meta:document-statistic meta:table-count="0" meta:image-count="0" meta:object-count="0" meta:page-count="10" meta:paragraph-count="364" meta:word-count="2010" meta:character-count="15613"/>
  </office:meta>
</office:document-meta>
</file>